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3.54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mplete the sentence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sic concert in the park this evening.</text:p>
          </table:table-cell>
          <table:table-cell office:value-type="string" calcext:value-type="string">
            <text:p>classical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Look at the photo and choose the correct answer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type of music concert is this?</text:p>
          </table:table-cell>
          <table:table-cell office:value-type="string" calcext:value-type="string">
            <text:p>country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isten and choose the correct answer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kind of music are they talking about?</text:p>
          </table:table-cell>
          <table:table-cell office:value-type="string" calcext:value-type="string">
            <text:p>ED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What type of music do you hear?</text:p>
          </table:table-cell>
          <table:table-cell office:value-type="string" calcext:value-type="string">
            <text:p>regga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style of music is the radio presenter describing?</text:p>
          </table:table-cell>
          <table:table-cell office:value-type="string" calcext:value-type="string">
            <text:p>po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What do the letters EDM mean?</text:p>
          </table:table-cell>
          <table:table-cell office:value-type="string" calcext:value-type="string">
            <text:p>Electronic Dance Mus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ve go to?</text:p>
          </table:table-cell>
          <table:table-cell office:value-type="string" calcext:value-type="string">
            <text:p>ma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hich is the best </text:p>
          </table:table-cell>
          <table:table-cell office:value-type="string" calcext:value-type="string">
            <text:p>Yes, I used to spend all my time downloading and listening to music.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omplete the convers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r archivo</text:p>
          </table:table-cell>
          <table:table-cell table:style-name="ce1" office:value-type="string" calcext:value-type="string">
            <text:p>Vincent: What can I give Jun for his birthday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t this weekend?</text:p>
          </table:table-cell>
          <table:table-cell office:value-type="string" calcext:value-type="string">
            <text:p>didn't use to like</text:p>
          </table:table-cell>
          <table:table-cell/>
        </table:table-row>
        <table:table-row table:style-name="ro1">
          <table:table-cell office:value-type="string" calcext:value-type="string">
            <text:p>‘Complete the conversation. There are two extra wor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r archivo</text:p>
          </table:table-cell>
          <table:table-cell table:style-name="ce1" office:value-type="string" calcext:value-type="string">
            <text:p>listen to that? It's so loud! Turn it down!</text:p>
          </table:table-cell>
          <table:table-cell office:value-type="string" calcext:value-type="string">
            <text:p>metal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fford them</text:p>
          </table:table-cell>
          <table:table-cell office:value-type="string" calcext:value-type="string">
            <text:p>use- to- hav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lay in a rock</text:p>
          </table:table-cell>
          <table:table-cell office:value-type="string" calcext:value-type="string">
            <text:p>did- use- didn’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Look at the photo and complete the sentence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 have two tickets to</text:p>
          </table:table-cell>
          <table:table-cell office:value-type="string" calcext:value-type="string">
            <text:p>a jaz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plete the conversation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d you have nice time in Ireland?</text:p>
          </table:table-cell>
          <table:table-cell office:value-type="string" calcext:value-type="string">
            <text:p>fol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d to this city?</text:p>
          </table:table-cell>
          <table:table-cell office:value-type="string" calcext:value-type="string">
            <text:p>use to li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d you go to</text:p>
          </table:table-cell>
          <table:table-cell office:value-type="string" calcext:value-type="string">
            <text:p>use to do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Which three types of music have people played for many years, and whic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ck all of the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ad the information and complete the sente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audience are excited to hear Beethoven's music.</text:p>
          </table:table-cell>
          <table:table-cell office:value-type="string" calcext:value-type="string">
            <text:p>classical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sten and choose the true sentence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 is enjoying listening to the heavy metal albu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plete the sentence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s a kid, but</text:p>
          </table:table-cell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s folk band used to</text:p>
          </table:table-cell>
          <table:table-cell office:value-type="string" calcext:value-type="string">
            <text:p>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ool? Or</text:p>
          </table:table-cell>
          <table:table-cell office:value-type="string" calcext:value-type="string">
            <text:p>You-use-to-ha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n I was a kid,</text:p>
          </table:table-cell>
          <table:table-cell office:value-type="string" calcext:value-type="string">
            <text:p>use- li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isode and I enjoyed it a lot. The people feel very real.</text:p>
          </table:table-cell>
          <table:table-cell office:value-type="string" calcext:value-type="string">
            <text:p>dra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nows a lot about geography history and politics</text:p>
          </table:table-cell>
          <table:table-cell office:value-type="string" calcext:value-type="string">
            <text:p>game sh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ies alone at night. I'm always</text:p>
          </table:table-cell>
          <table:table-cell office:value-type="string" calcext:value-type="string">
            <text:p>horror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omplete the sentence. There are two extra word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nd our</text:p>
          </table:table-cell>
          <table:table-cell office:value-type="string" calcext:value-type="string">
            <text:p>didn’t- use- to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ad the questions. Tap Show to see some answers. Choose the correct answer for ea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nswerD- Answer A- Answer C- Answer B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oose the correct answer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t type of TV or radio program gives facts and information</text:p>
          </table:table-cell>
          <table:table-cell office:value-type="string" calcext:value-type="string">
            <text:p>a documenta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 which TV program or movie can you hear a lot of songs?</text:p>
          </table:table-cell>
          <table:table-cell office:value-type="string" calcext:value-type="string">
            <text:p>in a musical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eck your understanding: Choose the correct type of music for each definition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UNTITT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is type of music started to be popular in the United States in 1940s. </text:p>
          </table:table-cell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ople often dance to classical music in dance</text:p>
          </table:table-cell>
          <table:table-cell office:value-type="string" calcext:value-type="string">
            <text:p>False – True – True – 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ways had an electric guitar, electric bass, drums and one or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ir rooms with posters</text:p>
          </table:table-cell>
          <table:table-cell office:value-type="string" calcext:value-type="string">
            <text:p>to decorat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UNIDENTIFIE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n the</text:p>
          </table:table-cell>
          <table:table-cell office:value-type="string" calcext:value-type="string">
            <text:p>use to- do / watch- use to- used to- see- used to- didn't use to- watch- didn't use 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1:19:17.719530140</meta:creation-date>
    <dc:date>2024-07-03T00:42:05.537223489</dc:date>
    <meta:editing-duration>PT1H59M50S</meta:editing-duration>
    <meta:editing-cycles>7</meta:editing-cycles>
    <meta:generator>LibreOffice/7.3.7.2$Linux_X86_64 LibreOffice_project/30$Build-2</meta:generator>
    <meta:document-statistic meta:table-count="1" meta:cell-count="93" meta:object-count="0"/>
  </office:meta>
</office:document-meta>
</file>